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85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3.221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11" style:family="table-cell" style:parent-style-name="Default" style:data-style-name="N2">
      <style:table-cell-properties fo:background-color="#dde8cb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f7d1d5" style:text-align-source="fix" style:repeat-content="false" fo:border-left="none" fo:border-right="0.06pt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11"/>
        <table:table-column table:style-name="co5" table:default-cell-style-name="ce4"/>
        <table:table-column table:style-name="co6" table:default-cell-style-name="ce4"/>
        <table:table-column table:style-name="co7" table:default-cell-style-name="ce12"/>
        <table:table-column table:style-name="co3" table:default-cell-style-name="ce8"/>
        <table:table-column table:style-name="co4" table:default-cell-style-name="ce14"/>
        <table:table-column table:style-name="co5" table:default-cell-style-name="ce4"/>
        <table:table-column table:style-name="co6" table:default-cell-style-name="ce4"/>
        <table:table-column table:style-name="co7" table:default-cell-style-name="ce12"/>
        <table:table-column table:style-name="co3" table:default-cell-style-name="ce8"/>
        <table:table-column table:style-name="co4" table:default-cell-style-name="ce14"/>
        <table:table-column table:style-name="co5" table:default-cell-style-name="ce4"/>
        <table:table-column table:style-name="co6" table:default-cell-style-name="ce15"/>
        <table:table-column table:style-name="co7" table:default-cell-style-name="ce15"/>
        <table:table-column table:style-name="co8" table:default-cell-style-name="ce14"/>
        <table:table-column table:style-name="co8" table:number-columns-repeated="1006" table:default-cell-style-name="Default"/>
        <table:table-row table:style-name="ro1">
          <table:table-cell table:style-name="ce1" table:number-columns-repeated="2"/>
          <table:table-cell table:style-name="ce5" office:value-type="string" calcext:value-type="string" table:number-columns-spanned="5" table:number-rows-spanned="1">
            <text:p>dcmcjpls</text:p>
          </table:table-cell>
          <table:covered-table-cell table:number-columns-repeated="3" table:style-name="ce9"/>
          <table:covered-table-cell table:style-name="ce3"/>
          <table:table-cell table:style-name="ce5" office:value-type="string" calcext:value-type="string" table:number-columns-spanned="5" table:number-rows-spanned="1">
            <text:p>dcmcrle</text:p>
          </table:table-cell>
          <table:covered-table-cell table:number-columns-repeated="3" table:style-name="ce9"/>
          <table:covered-table-cell table:style-name="ce3"/>
          <table:table-cell table:style-name="ce5" office:value-type="string" calcext:value-type="string" table:number-columns-spanned="5" table:number-rows-spanned="1">
            <text:p>pylibjpeg</text:p>
          </table:table-cell>
          <table:covered-table-cell table:number-columns-repeated="4" table:style-name="ce9"/>
          <table:table-cell table:style-name="ce1" table:number-columns-repeated="1007"/>
        </table:table-row>
        <table:table-row table:style-name="ro1">
          <table:table-cell table:style-name="ce1"/>
          <table:table-cell table:style-name="ce3" office:value-type="string" calcext:value-type="string">
            <text:p>Original size</text:p>
          </table:table-cell>
          <table:table-cell table:style-name="ce6" office:value-type="string" calcext:value-type="string">
            <text:p>Compressed size</text:p>
          </table:table-cell>
          <table:table-cell table:style-name="ce3" office:value-type="string" calcext:value-type="string">
            <text:p>Fold compression</text:p>
          </table:table-cell>
          <table:table-cell table:style-name="ce3" office:value-type="string" calcext:value-type="string">
            <text:p>Decompressed size</text:p>
          </table:table-cell>
          <table:table-cell table:style-name="ce3" office:value-type="string" calcext:value-type="string">
            <text:p>Data loss</text:p>
          </table:table-cell>
          <table:table-cell table:style-name="ce3" office:value-type="string" calcext:value-type="string">
            <text:p>Altered?</text:p>
          </table:table-cell>
          <table:table-cell table:style-name="ce6" office:value-type="string" calcext:value-type="string">
            <text:p>Compressed size</text:p>
          </table:table-cell>
          <table:table-cell table:style-name="ce3" office:value-type="string" calcext:value-type="string">
            <text:p>Fold compression</text:p>
          </table:table-cell>
          <table:table-cell table:style-name="ce3" office:value-type="string" calcext:value-type="string">
            <text:p>Decompressed size</text:p>
          </table:table-cell>
          <table:table-cell table:style-name="ce3" office:value-type="string" calcext:value-type="string">
            <text:p>Data loss</text:p>
          </table:table-cell>
          <table:table-cell table:style-name="ce3" office:value-type="string" calcext:value-type="string">
            <text:p>Altered?</text:p>
          </table:table-cell>
          <table:table-cell table:style-name="ce6" office:value-type="string" calcext:value-type="string">
            <text:p>Compressed size</text:p>
          </table:table-cell>
          <table:table-cell table:style-name="ce3" office:value-type="string" calcext:value-type="string">
            <text:p>Fold compression</text:p>
          </table:table-cell>
          <table:table-cell table:style-name="ce3" office:value-type="string" calcext:value-type="string">
            <text:p>Decompressed size</text:p>
          </table:table-cell>
          <table:table-cell table:style-name="ce3" office:value-type="string" calcext:value-type="string">
            <text:p>Data loss</text:p>
          </table:table-cell>
          <table:table-cell table:style-name="ce3" office:value-type="string" calcext:value-type="string">
            <text:p>Altered?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bytes</text:p>
          </table:table-cell>
          <table:table-cell table:style-name="ce7" office:value-type="string" calcext:value-type="string">
            <text:p>bytes</text:p>
          </table:table-cell>
          <table:table-cell table:style-name="ce10"/>
          <table:table-cell table:number-columns-repeated="2" table:style-name="ce2" office:value-type="string" calcext:value-type="string">
            <text:p>bytes</text:p>
          </table:table-cell>
          <table:table-cell table:style-name="ce10"/>
          <table:table-cell table:style-name="ce7" office:value-type="string" calcext:value-type="string">
            <text:p>bytes</text:p>
          </table:table-cell>
          <table:table-cell table:style-name="ce10"/>
          <table:table-cell table:number-columns-repeated="2" table:style-name="ce2" office:value-type="string" calcext:value-type="string">
            <text:p>bytes</text:p>
          </table:table-cell>
          <table:table-cell table:style-name="ce10"/>
          <table:table-cell table:style-name="ce7" office:value-type="string" calcext:value-type="string">
            <text:p>bytes</text:p>
          </table:table-cell>
          <table:table-cell table:style-name="ce10"/>
          <table:table-cell table:number-columns-repeated="2" table:style-name="ce2" office:value-type="string" calcext:value-type="string">
            <text:p>bytes</text:p>
          </table:table-cell>
          <table:table-cell table:style-name="ce10"/>
          <table:table-cell table:style-name="ce1" table:number-columns-repeated="1007"/>
        </table:table-row>
        <table:table-row table:style-name="ro1">
          <table:table-cell office:value-type="string" calcext:value-type="string">
            <text:p>1.3.6.1.4.1.5962.99.1.2280943358.716200484.1363785608958.625.0.dcm</text:p>
          </table:table-cell>
          <table:table-cell office:value-type="float" office:value="17043406" calcext:value-type="float">
            <text:p>17043406</text:p>
          </table:table-cell>
          <table:table-cell office:value-type="float" office:value="1717546" calcext:value-type="float">
            <text:p>1717546</text:p>
          </table:table-cell>
          <table:table-cell office:value-type="float" office:value="9.92" calcext:value-type="float">
            <text:p>9.92</text:p>
          </table:table-cell>
          <table:table-cell office:value-type="float" office:value="17043268" calcext:value-type="float">
            <text:p>1704326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2794298" calcext:value-type="float">
            <text:p>2794298</text:p>
          </table:table-cell>
          <table:table-cell office:value-type="float" office:value="6.1" calcext:value-type="float">
            <text:p>6.10</text:p>
          </table:table-cell>
          <table:table-cell office:value-type="float" office:value="17043268" calcext:value-type="float">
            <text:p>17043268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2776008" calcext:value-type="float">
            <text:p>2776008</text:p>
          </table:table-cell>
          <table:table-cell office:value-type="float" office:value="6.14" calcext:value-type="float">
            <text:p>6.14</text:p>
          </table:table-cell>
          <table:table-cell office:value-type="float" office:value="17043406" calcext:value-type="float">
            <text:p>170434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29.0.dcm</text:p>
          </table:table-cell>
          <table:table-cell office:value-type="float" office:value="17043408" calcext:value-type="float">
            <text:p>17043408</text:p>
          </table:table-cell>
          <table:table-cell office:value-type="float" office:value="1829596" calcext:value-type="float">
            <text:p>1829596</text:p>
          </table:table-cell>
          <table:table-cell office:value-type="float" office:value="9.32" calcext:value-type="float">
            <text:p>9.32</text:p>
          </table:table-cell>
          <table:table-cell office:value-type="float" office:value="17043270" calcext:value-type="float">
            <text:p>1704327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3001254" calcext:value-type="float">
            <text:p>3001254</text:p>
          </table:table-cell>
          <table:table-cell office:value-type="float" office:value="5.68" calcext:value-type="float">
            <text:p>5.68</text:p>
          </table:table-cell>
          <table:table-cell office:value-type="float" office:value="17043270" calcext:value-type="float">
            <text:p>1704327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2983148" calcext:value-type="float">
            <text:p>2983148</text:p>
          </table:table-cell>
          <table:table-cell office:value-type="float" office:value="5.71" calcext:value-type="float">
            <text:p>5.71</text:p>
          </table:table-cell>
          <table:table-cell office:value-type="float" office:value="17043408" calcext:value-type="float">
            <text:p>17043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31.0.dcm</text:p>
          </table:table-cell>
          <table:table-cell office:value-type="float" office:value="17043424" calcext:value-type="float">
            <text:p>17043424</text:p>
          </table:table-cell>
          <table:table-cell office:value-type="float" office:value="3193348" calcext:value-type="float">
            <text:p>3193348</text:p>
          </table:table-cell>
          <table:table-cell office:value-type="float" office:value="5.34" calcext:value-type="float">
            <text:p>5.34</text:p>
          </table:table-cell>
          <table:table-cell office:value-type="float" office:value="17043286" calcext:value-type="float">
            <text:p>1704328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5021640" calcext:value-type="float">
            <text:p>5021640</text:p>
          </table:table-cell>
          <table:table-cell office:value-type="float" office:value="3.39" calcext:value-type="float">
            <text:p>3.39</text:p>
          </table:table-cell>
          <table:table-cell office:value-type="float" office:value="17043286" calcext:value-type="float">
            <text:p>1704328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4991702" calcext:value-type="float">
            <text:p>4991702</text:p>
          </table:table-cell>
          <table:table-cell office:value-type="float" office:value="3.41" calcext:value-type="float">
            <text:p>3.41</text:p>
          </table:table-cell>
          <table:table-cell office:value-type="float" office:value="17043424" calcext:value-type="float">
            <text:p>17043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33.0.dcm</text:p>
          </table:table-cell>
          <table:table-cell office:value-type="float" office:value="17043422" calcext:value-type="float">
            <text:p>17043422</text:p>
          </table:table-cell>
          <table:table-cell office:value-type="float" office:value="2867276" calcext:value-type="float">
            <text:p>2867276</text:p>
          </table:table-cell>
          <table:table-cell office:value-type="float" office:value="5.94" calcext:value-type="float">
            <text:p>5.94</text:p>
          </table:table-cell>
          <table:table-cell office:value-type="float" office:value="17043284" calcext:value-type="float">
            <text:p>1704328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4496630" calcext:value-type="float">
            <text:p>4496630</text:p>
          </table:table-cell>
          <table:table-cell office:value-type="float" office:value="3.79" calcext:value-type="float">
            <text:p>3.79</text:p>
          </table:table-cell>
          <table:table-cell office:value-type="float" office:value="17043284" calcext:value-type="float">
            <text:p>1704328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Yes</text:p>
          </table:table-cell>
          <table:table-cell office:value-type="float" office:value="4469024" calcext:value-type="float">
            <text:p>4469024</text:p>
          </table:table-cell>
          <table:table-cell office:value-type="float" office:value="3.81" calcext:value-type="float">
            <text:p>3.81</text:p>
          </table:table-cell>
          <table:table-cell office:value-type="float" office:value="17043422" calcext:value-type="float">
            <text:p>17043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35.0.dcm</text:p>
          </table:table-cell>
          <table:table-cell office:value-type="float" office:value="17043790" calcext:value-type="float">
            <text:p>17043790</text:p>
          </table:table-cell>
          <table:table-cell office:value-type="float" office:value="3287370" calcext:value-type="float">
            <text:p>3287370</text:p>
          </table:table-cell>
          <table:table-cell office:value-type="float" office:value="5.18" calcext:value-type="float">
            <text:p>5.18</text:p>
          </table:table-cell>
          <table:table-cell office:value-type="float" office:value="17043636" calcext:value-type="float">
            <text:p>170436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es</text:p>
          </table:table-cell>
          <table:table-cell office:value-type="float" office:value="5069834" calcext:value-type="float">
            <text:p>5069834</text:p>
          </table:table-cell>
          <table:table-cell office:value-type="float" office:value="3.36" calcext:value-type="float">
            <text:p>3.36</text:p>
          </table:table-cell>
          <table:table-cell office:value-type="float" office:value="17043636" calcext:value-type="float">
            <text:p>1704363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Yes</text:p>
          </table:table-cell>
          <table:table-cell office:value-type="float" office:value="5043128" calcext:value-type="float">
            <text:p>5043128</text:p>
          </table:table-cell>
          <table:table-cell office:value-type="float" office:value="3.38" calcext:value-type="float">
            <text:p>3.38</text:p>
          </table:table-cell>
          <table:table-cell office:value-type="float" office:value="17043790" calcext:value-type="float">
            <text:p>17043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47.0.dcm</text:p>
          </table:table-cell>
          <table:table-cell office:value-type="float" office:value="640869820" calcext:value-type="float">
            <text:p>640869820</text:p>
          </table:table-cell>
          <table:table-cell office:value-type="float" office:value="44609346" calcext:value-type="float">
            <text:p>44609346</text:p>
          </table:table-cell>
          <table:table-cell office:value-type="float" office:value="14.37" calcext:value-type="float">
            <text:p>14.37</text:p>
          </table:table-cell>
          <table:table-cell office:value-type="float" office:value="640865474" calcext:value-type="float">
            <text:p>640865474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Yes</text:p>
          </table:table-cell>
          <table:table-cell office:value-type="float" office:value="79168884" calcext:value-type="float">
            <text:p>79168884</text:p>
          </table:table-cell>
          <table:table-cell office:value-type="float" office:value="8.09" calcext:value-type="float">
            <text:p>8.09</text:p>
          </table:table-cell>
          <table:table-cell office:value-type="float" office:value="640865474" calcext:value-type="float">
            <text:p>640865474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Yes</text:p>
          </table:table-cell>
          <table:table-cell office:value-type="float" office:value="79137278" calcext:value-type="float">
            <text:p>79137278</text:p>
          </table:table-cell>
          <table:table-cell office:value-type="float" office:value="8.1" calcext:value-type="float">
            <text:p>8.10</text:p>
          </table:table-cell>
          <table:table-cell office:value-type="float" office:value="640869820" calcext:value-type="float">
            <text:p>640869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45.0.dcm</text:p>
          </table:table-cell>
          <table:table-cell office:value-type="float" office:value="27840654" calcext:value-type="float">
            <text:p>27840654</text:p>
          </table:table-cell>
          <table:table-cell office:value-type="float" office:value="27653480" calcext:value-type="float">
            <text:p>27653480</text:p>
          </table:table-cell>
          <table:table-cell office:value-type="float" office:value="1.01" calcext:value-type="float">
            <text:p>1.01</text:p>
          </table:table-cell>
          <table:table-cell office:value-type="float" office:value="27840420" calcext:value-type="float">
            <text:p>27840420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27668492" calcext:value-type="float">
            <text:p>27668492</text:p>
          </table:table-cell>
          <table:table-cell table:style-name="ce11" office:value-type="float" office:value="1.01" calcext:value-type="float">
            <text:p>1.01</text:p>
          </table:table-cell>
          <table:table-cell office:value-type="float" office:value="27840420" calcext:value-type="float">
            <text:p>27840420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27668666" calcext:value-type="float">
            <text:p>27668666</text:p>
          </table:table-cell>
          <table:table-cell table:style-name="ce11" office:value-type="float" office:value="1.01" calcext:value-type="float">
            <text:p>1.01</text:p>
          </table:table-cell>
          <table:table-cell office:value-type="float" office:value="27840654" calcext:value-type="float">
            <text:p>2784065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43.0.dcm</text:p>
          </table:table-cell>
          <table:table-cell office:value-type="float" office:value="24090670" calcext:value-type="float">
            <text:p>24090670</text:p>
          </table:table-cell>
          <table:table-cell office:value-type="float" office:value="23889952" calcext:value-type="float">
            <text:p>23889952</text:p>
          </table:table-cell>
          <table:table-cell office:value-type="float" office:value="1.01" calcext:value-type="float">
            <text:p>1.01</text:p>
          </table:table-cell>
          <table:table-cell office:value-type="float" office:value="24090436" calcext:value-type="float">
            <text:p>24090436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23901822" calcext:value-type="float">
            <text:p>23901822</text:p>
          </table:table-cell>
          <table:table-cell table:style-name="ce11" office:value-type="float" office:value="1.01" calcext:value-type="float">
            <text:p>1.01</text:p>
          </table:table-cell>
          <table:table-cell office:value-type="float" office:value="24090436" calcext:value-type="float">
            <text:p>24090436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23902010" calcext:value-type="float">
            <text:p>23902010</text:p>
          </table:table-cell>
          <table:table-cell table:style-name="ce11" office:value-type="float" office:value="1.01" calcext:value-type="float">
            <text:p>1.01</text:p>
          </table:table-cell>
          <table:table-cell office:value-type="float" office:value="24090670" calcext:value-type="float">
            <text:p>2409067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40.0.dcm</text:p>
          </table:table-cell>
          <table:table-cell office:value-type="float" office:value="4889704" calcext:value-type="float">
            <text:p>4889704</text:p>
          </table:table-cell>
          <table:table-cell office:value-type="float" office:value="4685820" calcext:value-type="float">
            <text:p>4685820</text:p>
          </table:table-cell>
          <table:table-cell office:value-type="float" office:value="1.04" calcext:value-type="float">
            <text:p>1.04</text:p>
          </table:table-cell>
          <table:table-cell office:value-type="float" office:value="4889534" calcext:value-type="float">
            <text:p>4889534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4700324" calcext:value-type="float">
            <text:p>4700324</text:p>
          </table:table-cell>
          <table:table-cell table:style-name="ce11" office:value-type="float" office:value="1.04" calcext:value-type="float">
            <text:p>1.04</text:p>
          </table:table-cell>
          <table:table-cell office:value-type="float" office:value="4889534" calcext:value-type="float">
            <text:p>4889534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4700482" calcext:value-type="float">
            <text:p>4700482</text:p>
          </table:table-cell>
          <table:table-cell table:style-name="ce11" office:value-type="float" office:value="1.04" calcext:value-type="float">
            <text:p>1.04</text:p>
          </table:table-cell>
          <table:table-cell office:value-type="float" office:value="4889704" calcext:value-type="float">
            <text:p>4889704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37.0.dcm</text:p>
          </table:table-cell>
          <table:table-cell office:value-type="float" office:value="3262956" calcext:value-type="float">
            <text:p>3262956</text:p>
          </table:table-cell>
          <table:table-cell office:value-type="float" office:value="3052128" calcext:value-type="float">
            <text:p>3052128</text:p>
          </table:table-cell>
          <table:table-cell office:value-type="float" office:value="1.07" calcext:value-type="float">
            <text:p>1.07</text:p>
          </table:table-cell>
          <table:table-cell office:value-type="float" office:value="3262786" calcext:value-type="float">
            <text:p>3262786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3063770" calcext:value-type="float">
            <text:p>3063770</text:p>
          </table:table-cell>
          <table:table-cell table:style-name="ce11" office:value-type="float" office:value="1.07" calcext:value-type="float">
            <text:p>1.07</text:p>
          </table:table-cell>
          <table:table-cell office:value-type="float" office:value="3262786" calcext:value-type="float">
            <text:p>3262786</text:p>
          </table:table-cell>
          <table:table-cell office:value-type="float" office:value="170" calcext:value-type="float">
            <text:p>170</text:p>
          </table:table-cell>
          <table:table-cell table:style-name="ce13" office:value-type="string" calcext:value-type="string">
            <text:p>Error</text:p>
          </table:table-cell>
          <table:table-cell office:value-type="float" office:value="3063934" calcext:value-type="float">
            <text:p>3063934</text:p>
          </table:table-cell>
          <table:table-cell office:value-type="float" office:value="1.06" calcext:value-type="float">
            <text:p>1.06</text:p>
          </table:table-cell>
          <table:table-cell office:value-type="float" office:value="3262956" calcext:value-type="float">
            <text:p>3262956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Err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.3.6.1.4.1.5962.99.1.2280943358.716200484.1363785608958.649.0.dcm</text:p>
          </table:table-cell>
          <table:table-cell office:value-type="float" office:value="455115274" calcext:value-type="float">
            <text:p>455115274</text:p>
          </table:table-cell>
          <table:table-cell office:value-type="float" office:value="50691538" calcext:value-type="float">
            <text:p>50691538</text:p>
          </table:table-cell>
          <table:table-cell office:value-type="float" office:value="8.98" calcext:value-type="float">
            <text:p>8.98</text:p>
          </table:table-cell>
          <table:table-cell office:value-type="float" office:value="455112048" calcext:value-type="float">
            <text:p>455112048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Yes</text:p>
          </table:table-cell>
          <table:table-cell office:value-type="float" office:value="83571862" calcext:value-type="float">
            <text:p>83571862</text:p>
          </table:table-cell>
          <table:table-cell office:value-type="float" office:value="5.45" calcext:value-type="float">
            <text:p>5.45</text:p>
          </table:table-cell>
          <table:table-cell office:value-type="float" office:value="455112048" calcext:value-type="float">
            <text:p>455112048</text:p>
          </table:table-cell>
          <table:table-cell office:value-type="float" office:value="3226" calcext:value-type="float">
            <text:p>3226</text:p>
          </table:table-cell>
          <table:table-cell office:value-type="string" calcext:value-type="string">
            <text:p>Yes</text:p>
          </table:table-cell>
          <table:table-cell office:value-type="float" office:value="83540266" calcext:value-type="float">
            <text:p>83540266</text:p>
          </table:table-cell>
          <table:table-cell office:value-type="float" office:value="5.45" calcext:value-type="float">
            <text:p>5.45</text:p>
          </table:table-cell>
          <table:table-cell office:value-type="float" office:value="455115274" calcext:value-type="float">
            <text:p>4551152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2" loext:min-decimal-places="12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3T15:13:52.151206420</meta:creation-date>
    <dc:date>2022-02-23T15:42:00.491700118</dc:date>
    <meta:editing-duration>PT7M16S</meta:editing-duration>
    <meta:editing-cycles>1</meta:editing-cycles>
    <meta:document-statistic meta:table-count="1" meta:cell-count="217" meta:object-count="0"/>
    <meta:generator>LibreOffice/6.4.7.2$Linux_X86_64 LibreOffice_project/40$Build-2</meta:generator>
  </office:meta>
</office:document-meta>
</file>